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73E0000025B3A67171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bottom" draw:auto-grow-height="false" draw:fit-to-size="false" fo:min-height="0cm" fo:min-width="0cm" fo:padding-top="0.127cm" fo:padding-bottom="0.127cm" fo:padding-left="0.254cm" fo:padding-right="0.254cm" fo:wrap-option="wrap"/>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notes">
      <style:graphic-properties draw:fill-color="#ffffff" fo:min-height="13.364cm"/>
    </style:style>
    <style:style style:name="pr3"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4" style:family="presentation" style:parent-style-name="Default_20_1-outline1">
      <style:graphic-properties draw:stroke="none" svg:stroke-width="0cm" draw:fill="none" draw:textarea-vertical-align="top" draw:auto-grow-height="false" fo:min-height="12.573cm" fo:padding-top="0.127cm" fo:padding-bottom="0.127cm" fo:padding-left="0.254cm" fo:padding-right="0.254cm" fo:wrap-option="wrap"/>
    </style:style>
    <style:style style:name="pr5" style:family="presentation" style:parent-style-name="Default_20_1-notes">
      <style:graphic-properties draw:fill-color="#ffffff" fo:min-height="13.364cm"/>
    </style:style>
    <style:style style:name="pr6" style:family="presentation" style:parent-style-name="Default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7" style:family="presentation" style:parent-style-name="Default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8" style:family="presentation" style:parent-style-name="Default_20_1-outline1">
      <style:graphic-properties draw:stroke="none" svg:stroke-width="0cm" draw:fill="none" draw:textarea-vertical-align="middle" draw:auto-grow-height="false" fo:min-height="12.573cm" fo:padding-top="0.127cm" fo:padding-bottom="0.127cm" fo:padding-left="0.254cm" fo:padding-right="0.254cm" fo:wrap-option="wrap"/>
    </style:style>
    <style:style style:name="pr9"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10"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pr11" style:family="presentation" style:parent-style-name="Default_20_2-notes">
      <style:graphic-properties draw:fill-color="#ffffff" fo:min-height="13.364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4" style:family="paragraph">
      <style:paragraph-properties fo:margin-left="0cm" fo:margin-right="0cm" fo:margin-top="0cm" fo:margin-bottom="0cm" fo:text-align="start" fo:text-indent="0cm" style:punctuation-wrap="hanging" style:writing-mode="lr-tb"/>
      <style:text-properties fo:font-size="18pt" fo:hyphenate="false"/>
    </style:style>
    <style:style style:name="P5" style:family="paragraph">
      <style:paragraph-properties fo:margin-top="0cm" fo:margin-bottom="0cm" fo:line-height="100%" fo:text-align="start" style:punctuation-wrap="hanging" style:writing-mode="lr-tb"/>
      <style:text-properties fo:hyphenate="false"/>
    </style:style>
    <style:style style:name="P6" style:family="paragraph">
      <style:paragraph-properties fo:margin-left="0cm" fo:margin-right="0cm" fo:margin-top="0.12cm" fo:margin-bottom="0.212cm" fo:line-height="110%" fo:text-align="start" fo:text-indent="0cm" style:punctuation-wrap="hanging" style:writing-mode="lr-tb"/>
      <style:text-properties fo:hyphenate="false"/>
    </style:style>
    <style:style style:name="P7"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T1" style:family="text">
      <style:text-properties fo:color="#404040" style:text-line-through-style="none" fo:font-family="Arial" style:font-family-generic="swiss" fo:font-size="28pt" fo:letter-spacing="normal" fo:font-style="normal" style:text-underline-style="none" fo:font-weight="bold" style:font-size-asian="28pt" style:font-style-asian="normal" style:font-weight-asian="bold" style:font-family-complex="Arial" style:font-family-generic-complex="swiss" style:font-size-complex="28pt" style:font-style-complex="normal" style:font-weight-complex="bold"/>
    </style:style>
    <style:style style:name="T2" style:family="text">
      <style:text-properties fo:color="#000000" style:text-line-through-style="none" fo:font-family="Arial" fo:font-size="32pt" fo:letter-spacing="normal" fo:font-style="normal" style:text-underline-style="none" fo:font-weight="bold" style:font-size-asian="32pt" style:font-style-asian="normal" style:font-weight-asian="bold" style:font-family-complex="Arial" style:font-size-complex="32pt" style:font-style-complex="normal" style:font-weight-complex="bold"/>
    </style:style>
    <style:style style:name="T3" style:family="text">
      <style:text-properties fo:color="#000000" style:text-line-through-style="none" fo:font-family="Arial" style:font-family-generic="swiss" fo:font-size="20pt" fo:letter-spacing="normal" fo:font-style="normal" style:text-underline-style="none" fo:font-weight="bold" style:font-size-asian="20pt" style:font-style-asian="normal" style:font-weight-asian="bold" style:font-family-complex="Arial" style:font-family-generic-complex="swiss" style:font-size-complex="20pt" style:font-style-complex="normal" style:font-weight-complex="bold"/>
    </style:style>
    <style:style style:name="T4" style:family="text">
      <style:text-properties fo:color="#000000" style:text-line-through-style="none" fo:font-family="Arial" fo:font-size="20pt" fo:letter-spacing="normal" fo:font-style="normal" style:text-underline-style="none" fo:font-weight="bold" style:font-size-asian="20pt" style:font-style-asian="normal" style:font-weight-asian="bold" style:font-family-complex="Arial" style:font-size-complex="20pt" style:font-style-complex="normal" style:font-weight-complex="bold"/>
    </style:style>
    <style:style style:name="T5" style:family="text">
      <style:text-properties fo:color="#404040" style:text-line-through-style="none" fo:font-family="Arial" fo:font-size="20pt" fo:letter-spacing="normal" fo:font-style="normal" style:text-underline-style="none" fo:font-weight="bold" style:font-family-asian="'Franklin Gothic Book'" style:font-size-asian="20pt" style:font-style-asian="normal" style:font-weight-asian="bold" style:font-family-complex="Arial" style:font-size-complex="20pt" style:font-style-complex="normal" style:font-weight-complex="bold"/>
    </style:style>
    <style:style style:name="T6" style:family="text">
      <style:text-properties fo:color="#404040" style:text-line-through-style="none" fo:font-family="Arial" fo:font-size="20pt" fo:letter-spacing="normal" fo:font-style="normal" style:text-underline-style="none" fo:font-weight="bold" style:font-family-asian="'Franklin Gothic Book'" style:font-size-asian="20pt" style:font-style-asian="normal" style:font-weight-asian="bold" style:font-family-complex="Calibri" style:font-size-complex="20pt" style:font-style-complex="normal" style:font-weight-complex="bold"/>
    </style:style>
    <style:style style:name="T7" style:family="text">
      <style:text-properties fo:color="#404040" style:text-line-through-style="none" fo:font-family="Arial" fo:font-size="20pt" fo:letter-spacing="normal" fo:font-style="normal" style:text-underline-style="none" fo:font-weight="bold" style:font-family-asian="'Franklin Gothic Book'" style:font-size-asian="20pt" style:font-style-asian="normal" style:font-weight-asian="bold" style:font-family-complex="'Franklin Gothic Book'" style:font-size-complex="20pt" style:font-style-complex="normal" style:font-weight-complex="bold"/>
    </style:style>
    <style:style style:name="T8" style:family="text">
      <style:text-properties fo:color="#404040" style:text-line-through-style="none" fo:font-family="Arial" fo:font-size="17pt" fo:letter-spacing="normal" fo:font-style="normal" style:text-underline-style="none" fo:font-weight="normal" style:font-family-asian="'Franklin Gothic Book'" style:font-size-asian="17pt" style:font-style-asian="normal" style:font-weight-asian="normal" style:font-family-complex="Arial" style:font-size-complex="17pt" style:font-style-complex="normal" style:font-weight-complex="normal"/>
    </style:style>
    <style:style style:name="T9" style:family="text">
      <style:text-properties fo:color="#404040" style:text-line-through-style="none" fo:font-family="Arial" style:font-family-generic="swiss" fo:font-size="44pt" fo:letter-spacing="normal" fo:font-style="normal" style:text-underline-style="none" fo:font-weight="bold" style:font-size-asian="44pt" style:font-style-asian="normal" style:font-weight-asian="bold" style:font-family-complex="Arial" style:font-family-generic-complex="swiss" style:font-size-complex="44pt" style:font-style-complex="normal" style:font-weight-complex="bold"/>
    </style:style>
    <style:style style:name="T10" style:family="text">
      <style:text-properties fo:color="#404040" style:text-line-through-style="none" fo:font-family="Söh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color="#404040" style:text-line-through-style="none" fo:font-family="Söh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fo:color="#404040" style:text-line-through-style="none" fo:font-family="Söhne"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3" style:family="text">
      <style:text-properties fo:color="#404040" style:text-line-through-style="none" fo:font-family="Arial" fo:font-size="44pt" fo:letter-spacing="normal" fo:font-style="normal" style:text-underline-style="none" fo:font-weight="bold" style:font-family-asian="'Franklin Gothic Demi'" style:font-size-asian="44pt" style:font-style-asian="normal" style:font-weight-asian="bold" style:font-family-complex="Arial" style:font-size-complex="44pt" style:font-style-complex="normal" style:font-weight-complex="bold"/>
    </style:style>
    <style:style style:name="T14" style:family="text">
      <style:text-properties fo:color="#404040" style:text-line-through-style="none" fo:font-family="Söhne"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5" style:family="text">
      <style:text-properties fo:color="#404040" style:text-line-through-style="none" fo:font-family="Söh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color="#404040" style:text-line-through-style="none" fo:font-family="'Franklin Gothic Book'"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7" style:family="text">
      <style:text-properties fo:color="#404040" style:text-line-through-style="none" fo:font-family="'Franklin Gothic Book'"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8" style:family="text">
      <style:text-properties fo:color="#404040" style:text-line-through-style="none" fo:font-family="Söh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color="#000000" style:text-line-through-style="none" fo:font-family="Arial" fo:font-size="44pt" fo:letter-spacing="normal" fo:font-style="normal" style:text-underline-style="none" fo:font-weight="bold" style:font-size-asian="44pt" style:font-style-asian="normal" style:font-weight-asian="bold" style:font-family-complex="Arial" style:font-size-complex="44pt" style:font-style-complex="normal" style:font-weight-complex="bold"/>
    </style:style>
    <text:list-style style:name="L1">
      <text:list-level-style-number text:level="1" style:num-format="">
        <style:list-level-properties text:min-label-width="0.6cm"/>
        <style:text-properties fo:color="#1cade4"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1482ac"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206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849cm"/>
        <style:text-properties fo:color="#1cade4" fo:font-size="92%"/>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847cm"/>
        <style:text-properties fo:font-family="'Wingdings 2'" style:font-family-generic="roman" fo:color="#1cade4"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849cm"/>
        <style:text-properties fo:color="#262626" fo:font-size="92%"/>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849cm"/>
        <style:text-properties fo:font-family="'Wingdings 2'" style:font-family-generic="roman" fo:color="#262626"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849cm"/>
        <style:text-properties fo:font-family="Arial" style:font-family-generic="swiss" fo:color="#262626"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0.849cm"/>
        <style:text-properties fo:color="#262626" fo:font-size="92%"/>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style:num-suffix="." text:bullet-char="">
        <style:list-level-properties text:space-before="0.001cm" text:min-label-width="0.849cm"/>
        <style:text-properties fo:font-family="'Wingdings 2'" style:font-family-generic="roman" fo:color="#262626"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849cm"/>
        <style:text-properties fo:font-family="Arial" style:font-family-generic="swiss" fo:color="#1cade4"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847cm"/>
        <style:text-properties fo:font-family="'Wingdings 2'" style:font-family-generic="roman" fo:color="#262626"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1cade4"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Title 1" presentation:style-name="pr1" draw:text-style-name="P2" draw:layer="layout" svg:width="25.399cm" svg:height="2.715cm" svg:x="3.775cm" svg:y="5.06cm" presentation:class="title" presentation:user-transformed="true">
          <draw:text-box>
            <text:p text:style-name="P1"><text:span text:style-name="T1">KEYLOGGER</text:span></text:p>
          </draw:text-box>
        </draw:frame>
        <draw:custom-shape draw:name="TextBox 2" draw:style-name="gr1" draw:text-style-name="P2" draw:layer="layout" svg:width="35.351cm" svg:height="1.609cm" svg:x="-0.916cm" svg:y="2.873cm">
          <text:p text:style-name="P3"><text:span text:style-name="T2">CAPSTONE PROJECT</text:span></text:p>
          <draw:enhanced-geometry svg:viewBox="0 0 21600 21600" draw:type="rectangle" draw:enhanced-path="M 0 0 L 21600 0 21600 21600 0 21600 0 0 Z N"/>
        </draw:custom-shape>
        <draw:custom-shape draw:name="TextBox 3" draw:style-name="gr1" draw:text-style-name="P2" draw:layer="layout" svg:width="22.166cm" svg:height="2.796cm" svg:x="7.008cm" svg:y="11.603cm">
          <text:p text:style-name="P4"><text:span text:style-name="T3">Presented By</text:span></text:p>
          <text:p text:style-name="P4"><text:span text:style-name="T3">1.abdulnizar A</text:span><text:span text:style-name="T4">– M.A.M. College of Engineering and Technology – Computer Science Engineering</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OUTLINE" draw:style-name="dp1" draw:master-page-name="Default_20_1" presentation:presentation-page-layout-name="AL2T11">
        <draw:frame draw:name="Title 1" presentation:style-name="pr3" draw:text-style-name="P2" draw:layer="layout" svg:width="29.209cm" svg:height="3.681cm" svg:x="2.36cm" svg:y="1.551cm" presentation:class="title" presentation:user-transformed="true">
          <draw:text-box>
            <text:p text:style-name="P5"><text:span text:style-name="T1">OUTLINE</text:span></text:p>
          </draw:text-box>
        </draw:frame>
        <draw:frame draw:name="Content Placeholder 2" presentation:style-name="pr4" draw:text-style-name="P2" draw:layer="layout" svg:width="30.607cm" svg:height="14.552cm" svg:x="2.328cm" svg:y="4.497cm" presentation:class="outline" presentation:user-transformed="true">
          <draw:text-box>
            <text:p text:style-name="P6"><text:span text:style-name="T5">  </text:span></text:p>
            <text:list text:style-name="L5">
              <text:list-item>
                <text:p text:style-name="P6"><text:span text:style-name="T5">Problem Statement </text:span></text:p>
              </text:list-item>
              <text:list-item>
                <text:p text:style-name="P6"><text:span text:style-name="T5">Proposed System/Solution</text:span></text:p>
              </text:list-item>
              <text:list-item>
                <text:p text:style-name="P6"><text:span text:style-name="T6">System </text:span><text:span text:style-name="T7">Development Approach</text:span></text:p>
              </text:list-item>
              <text:list-item>
                <text:p text:style-name="P6"><text:span text:style-name="T7">Algorithm &amp; Deployment  </text:span></text:p>
              </text:list-item>
              <text:list-item>
                <text:p text:style-name="P6"><text:span text:style-name="T5">Result </text:span></text:p>
              </text:list-item>
              <text:list-item>
                <text:p text:style-name="P6"><text:span text:style-name="T5">Conclusion</text:span></text:p>
              </text:list-item>
              <text:list-item>
                <text:p text:style-name="P6"><text:span text:style-name="T5">Future Scope</text:span></text:p>
              </text:list-item>
              <text:list-item>
                <text:p text:style-name="P6"><text:span text:style-name="T5">References</text:span></text:p>
              </text:list-item>
            </text:list>
            <text:p text:style-name="P6"><text:span text:style-name="T8"/></text:p>
          </draw:text-box>
        </draw:fram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roblem State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9">Problem Statement</text:span></text:p>
          </draw:text-box>
        </draw:frame>
        <draw:frame draw:name="Content Placeholder 1" presentation:style-name="pr7" draw:text-style-name="P2" draw:layer="layout" svg:width="30.637cm" svg:height="7.795cm" svg:x="1.257cm" svg:y="3.909cm" presentation:class="outline" presentation:user-transformed="true">
          <draw:text-box>
            <text:p text:style-name="P6"><text:span text:style-name="T10">Identify effective strategies to detect and mitigate the risks associated with keyloggers, which are stealthy software tools designed to clandestinely monitor and record keystrokes on users' computers. Develop methods to raise awareness among individuals and organizations about the dangers posed by keyloggers and provide guidance on preventive measures to minimize the potential impact on privacy, security, and financial well-being.</text:span></text:p>
          </draw:text-box>
        </draw:frame>
        <presentation:notes draw:style-name="dp2">
          <draw:page-thumbnail draw:style-name="gr2" draw:layer="layout" svg:width="19.798cm" svg:height="11.136cm" svg:x="0.6cm" svg:y="2.257cm" draw:page-number="3" presentation:class="page"/>
          <draw:frame presentation:style-name="pr5" draw:layer="layout" svg:width="16.799cm" svg:height="13.364cm" svg:x="2.1cm" svg:y="14.107cm" presentation:class="notes" presentation:placeholder="true">
            <draw:text-box/>
          </draw:frame>
        </presentation:notes>
      </draw:page>
      <draw:page draw:name="Proposed Solution"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9">Proposed Solution</text:span></text:p>
          </draw:text-box>
        </draw:frame>
        <draw:frame draw:name="Content Placeholder 1" presentation:style-name="pr8" draw:text-style-name="P2" draw:layer="layout" svg:width="32.259cm" svg:height="11.616cm" svg:x="1.201cm" svg:y="3.716cm" presentation:class="outline" presentation:user-transformed="true">
          <draw:text-box>
            <text:list text:style-name="L7">
              <text:list-item>
                <text:p text:style-name="P6"><text:span text:style-name="T11">The Python script implements a basic keylogger application with a graphical user interface (GUI) using the tkinter library. The keylogger functionality is achieved through the pynput library, which enables monitoring of keyboard events including key presses and releases.</text:span></text:p>
              </text:list-item>
              <text:list-item>
                <text:p text:style-name="P6"><text:span text:style-name="T12">Features:</text:span></text:p>
              </text:list-item>
            </text:list>
            <text:list text:style-name="L8">
              <text:list-item>
                <text:p text:style-name="P6"><text:span text:style-name="T11">Records pressed, held, and released keys.</text:span></text:p>
              </text:list-item>
              <text:list-item>
                <text:p text:style-name="P6"><text:span text:style-name="T11">Saves keylog data in two formats: a text file ('key_log.txt') and a JSON file ('key_log.json').</text:span></text:p>
              </text:list-item>
              <text:list-item>
                <text:p text:style-name="P6"><text:span text:style-name="T11">User-friendly interface with options to start and stop the keylogging process.</text:span></text:p>
              </text:list-item>
            </text:list>
            <text:list text:style-name="L7">
              <text:list-item>
                <text:p text:style-name="P6"><text:span text:style-name="T12">Usage:</text:span></text:p>
              </text:list-item>
            </text:list>
            <text:list text:style-name="L9">
              <text:list-item>
                <text:p text:style-name="P6"><text:span text:style-name="T11">Click the "Start" button to initiate the keylogging process.</text:span></text:p>
              </text:list-item>
              <text:list-item>
                <text:p text:style-name="P6"><text:span text:style-name="T11">The application will begin capturing keyboard input in real-time.</text:span></text:p>
              </text:list-item>
              <text:list-item>
                <text:p text:style-name="P6"><text:span text:style-name="T11">Press the "Stop" button to halt the keylogging process.</text:span></text:p>
              </text:list-item>
              <text:list-item>
                <text:p text:style-name="P6"><text:span text:style-name="T11">Access the generated keylog files for analysis or further processing.</text:span></text:p>
              </text:list-item>
            </text:list>
            <text:list text:style-name="L10">
              <text:list-item>
                <text:p text:style-name="P6"><text:span text:style-name="T12">Note:</text:span><text:span text:style-name="T11"> This keylogger is intended for educational purposes and should be used responsibly and ethically. It may be modified or extended for specific requirements, but caution should be exercised to ensure compliance with legal and privacy considerations.</text:span></text:p>
              </text:list-item>
            </text:list>
          </draw:text-box>
        </draw:frame>
        <presentation:notes draw:style-name="dp2">
          <draw:page-thumbnail draw:style-name="gr2" draw:layer="layout" svg:width="19.798cm" svg:height="11.136cm" svg:x="0.6cm" svg:y="2.257cm" draw:page-number="4" presentation:class="page"/>
          <draw:frame presentation:style-name="pr5" draw:layer="layout" svg:width="16.799cm" svg:height="13.364cm" svg:x="2.1cm" svg:y="14.107cm" presentation:class="notes" presentation:placeholder="true">
            <draw:text-box/>
          </draw:frame>
        </presentation:notes>
      </draw:page>
      <draw:page draw:name="System  Approach" draw:style-name="dp1" draw:master-page-name="Default_20_1" presentation:presentation-page-layout-name="AL2T11">
        <draw:frame draw:name="Title 4" presentation:style-name="pr6" draw:text-style-name="P2" draw:layer="layout" svg:width="30.637cm" svg:height="1.472cm" svg:x="1.614cm" svg:y="1.84cm" presentation:class="title" presentation:user-transformed="true">
          <draw:text-box>
            <text:p text:style-name="P5"><text:span text:style-name="T13">System  Approach</text:span></text:p>
          </draw:text-box>
        </draw:frame>
        <draw:frame draw:name="Content Placeholder 1" presentation:style-name="pr9" draw:text-style-name="P2" draw:layer="layout" svg:width="30.637cm" svg:height="12.98cm" svg:x="1.614cm" svg:y="4.228cm" presentation:class="outline" presentation:user-transformed="true">
          <draw:text-box>
            <text:list text:style-name="L7">
              <text:list-item>
                <text:p text:style-name="P6"><text:span text:style-name="T14">1. Requirement Analysis:</text:span></text:p>
              </text:list-item>
            </text:list>
            <text:list text:style-name="L8">
              <text:list-item>
                <text:p text:style-name="P6"><text:span text:style-name="T15">Identify the need for a keylogger application.</text:span></text:p>
              </text:list-item>
              <text:list-item>
                <text:p text:style-name="P6"><text:span text:style-name="T15">Determine the target platform(s) (e.g., Windows, macOS, Linux).</text:span></text:p>
              </text:list-item>
              <text:list-item>
                <text:p text:style-name="P6"><text:span text:style-name="T15">Define the key features and functionalities required.</text:span></text:p>
              </text:list-item>
            </text:list>
            <text:list text:style-name="L7">
              <text:list-item>
                <text:p text:style-name="P6"><text:span text:style-name="T14">2. Design:</text:span></text:p>
              </text:list-item>
            </text:list>
            <text:list text:style-name="L8">
              <text:list-item>
                <text:p text:style-name="P6"><text:span text:style-name="T15">Select appropriate programming languages and libraries.</text:span></text:p>
              </text:list-item>
              <text:list-item>
                <text:p text:style-name="P6"><text:span text:style-name="T15">Design the architecture of the keylogger system.</text:span></text:p>
              </text:list-item>
              <text:list-item>
                <text:p text:style-name="P6"><text:span text:style-name="T15">Define the user interface layout and interactions.</text:span></text:p>
              </text:list-item>
              <text:list-item>
                <text:p text:style-name="P6"><text:span text:style-name="T15">Plan data storage mechanisms for captured keystrokes.</text:span></text:p>
              </text:list-item>
              <text:list-item>
                <text:p text:style-name="P6"><text:span text:style-name="T15">Consider security and privacy measures.</text:span></text:p>
              </text:list-item>
            </text:list>
            <text:list text:style-name="L7">
              <text:list-item>
                <text:p text:style-name="P6"><text:span text:style-name="T14">3. Development:</text:span></text:p>
              </text:list-item>
            </text:list>
            <text:list text:style-name="L8">
              <text:list-item>
                <text:p text:style-name="P6"><text:span text:style-name="T15">Implement the keylogging functionality using libraries like pynput or pyHook.</text:span></text:p>
              </text:list-item>
              <text:list-item>
                <text:p text:style-name="P6"><text:span text:style-name="T15">Develop the graphical user interface (GUI) using a toolkit such as tkinter.</text:span></text:p>
              </text:list-item>
              <text:list-item>
                <text:p text:style-name="P6"><text:span text:style-name="T15">Integrate functionalities to start, stop, and configure the keylogger.</text:span></text:p>
              </text:list-item>
              <text:list-item>
                <text:p text:style-name="P6"><text:span text:style-name="T15">Implement error handling and validation mechanisms.</text:span></text:p>
              </text:list-item>
              <text:list-item>
                <text:p text:style-name="P6"><text:span text:style-name="T15">Test each component individually and then integrate them into the system.</text:span></text:p>
              </text:list-item>
            </text:list>
          </draw:text-box>
        </draw:frame>
        <presentation:notes draw:style-name="dp2">
          <draw:page-thumbnail draw:style-name="gr2" draw:layer="layout" svg:width="19.798cm" svg:height="11.136cm" svg:x="0.6cm" svg:y="2.257cm" draw:page-number="5" presentation:class="page"/>
          <draw:frame presentation:style-name="pr5" draw:layer="layout" svg:width="16.799cm" svg:height="13.364cm" svg:x="2.1cm" svg:y="14.107cm" presentation:class="notes" presentation:placeholder="true">
            <draw:text-box/>
          </draw:frame>
        </presentation:notes>
      </draw:page>
      <draw:page draw:name="System  Approach" draw:style-name="dp1" draw:master-page-name="Default_20_1" presentation:presentation-page-layout-name="AL2T11">
        <draw:frame draw:name="Title 4" presentation:style-name="pr6" draw:text-style-name="P2" draw:layer="layout" svg:width="30.637cm" svg:height="1.472cm" svg:x="1.614cm" svg:y="1.84cm" presentation:class="title" presentation:user-transformed="true">
          <draw:text-box>
            <text:p text:style-name="P5"><text:span text:style-name="T13">System  Approach</text:span></text:p>
          </draw:text-box>
        </draw:frame>
        <draw:frame draw:name="Content Placeholder 1" presentation:style-name="pr9" draw:text-style-name="P2" draw:layer="layout" svg:width="30.637cm" svg:height="12.98cm" svg:x="1.614cm" svg:y="4.228cm" presentation:class="outline" presentation:user-transformed="true">
          <draw:text-box>
            <text:p text:style-name="P6"><text:span text:style-name="T15"/></text:p>
            <text:list text:style-name="L7">
              <text:list-item>
                <text:p text:style-name="P6"><text:span text:style-name="T14">4. Testing:</text:span></text:p>
              </text:list-item>
            </text:list>
            <text:list text:style-name="L8">
              <text:list-item>
                <text:p text:style-name="P6"><text:span text:style-name="T15">Conduct unit tests to verify the functionality of individual components.</text:span></text:p>
              </text:list-item>
              <text:list-item>
                <text:p text:style-name="P6"><text:span text:style-name="T15">Perform integration testing to ensure seamless interaction between modules.</text:span></text:p>
              </text:list-item>
              <text:list-item>
                <text:p text:style-name="P6"><text:span text:style-name="T15">Execute system tests to validate the keylogger's behavior in different scenarios.</text:span></text:p>
              </text:list-item>
              <text:list-item>
                <text:p text:style-name="P6"><text:span text:style-name="T15">Conduct security testing to identify and address vulnerabilities.</text:span></text:p>
              </text:list-item>
              <text:list-item>
                <text:p text:style-name="P6"><text:span text:style-name="T15">Solicit feedback from stakeholders for improvements.</text:span></text:p>
              </text:list-item>
            </text:list>
            <text:list text:style-name="L7">
              <text:list-item>
                <text:p text:style-name="P6"><text:span text:style-name="T14">5. Deployment:</text:span></text:p>
              </text:list-item>
            </text:list>
            <text:list text:style-name="L8">
              <text:list-item>
                <text:p text:style-name="P6"><text:span text:style-name="T15">Package the keylogger application for distribution.</text:span></text:p>
              </text:list-item>
              <text:list-item>
                <text:p text:style-name="P6"><text:span text:style-name="T15">Provide clear instructions for installation and usage.</text:span></text:p>
              </text:list-item>
              <text:list-item>
                <text:p text:style-name="P6"><text:span text:style-name="T15">Ensure compatibility with the intended platform(s).</text:span></text:p>
              </text:list-item>
              <text:list-item>
                <text:p text:style-name="P6"><text:span text:style-name="T15">Consider digital signing for authenticity and trustworthiness.</text:span></text:p>
              </text:list-item>
              <text:list-item>
                <text:p text:style-name="P6"><text:span text:style-name="T15">Deploy the application via appropriate channels (e.g., direct download, software repositories).</text:span></text:p>
              </text:list-item>
            </text:list>
            <text:list text:style-name="L7">
              <text:list-item>
                <text:p text:style-name="P6"><text:span text:style-name="T14">6. Maintenance and Updates:</text:span></text:p>
              </text:list-item>
            </text:list>
            <text:list text:style-name="L8">
              <text:list-item>
                <text:p text:style-name="P6"><text:span text:style-name="T15">Monitor user feedback and address reported issues promptly.</text:span></text:p>
              </text:list-item>
              <text:list-item>
                <text:p text:style-name="P6"><text:span text:style-name="T15">Release updates to incorporate new features, enhancements, and bug fixes.</text:span></text:p>
              </text:list-item>
              <text:list-item>
                <text:p text:style-name="P6"><text:span text:style-name="T15">Stay informed about changes in the operating system or libraries that may affect the keylogger's functionality.</text:span></text:p>
              </text:list-item>
              <text:list-item>
                <text:p text:style-name="P6"><text:span text:style-name="T15">Continuously evaluate and improve security measures to prevent misuse or unauthorized access.</text:span></text:p>
              </text:list-item>
            </text:list>
          </draw:text-box>
        </draw:frame>
        <presentation:notes draw:style-name="dp2">
          <draw:page-thumbnail draw:style-name="gr2" draw:layer="layout" svg:width="19.798cm" svg:height="11.136cm" svg:x="0.6cm" svg:y="2.257cm" draw:page-number="6" presentation:class="page"/>
          <draw:frame presentation:style-name="pr5" draw:layer="layout" svg:width="16.799cm" svg:height="13.364cm" svg:x="2.1cm" svg:y="14.107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p text:style-name="P6"><text:span text:style-name="T16"/></text:p>
            <text:list text:style-name="L5">
              <text:list-item>
                <text:p text:style-name="P6"><text:span text:style-name="T16">Algorithm:</text:span></text:p>
              </text:list-item>
            </text:list>
            <text:p text:style-name="P6"><text:span text:style-name="T16"/></text:p>
            <text:list text:continue-numbering="true" text:style-name="L5">
              <text:list-item>
                <text:p text:style-name="P6"><text:span text:style-name="T16">1. Initialization:</text:span></text:p>
              </text:list-item>
              <text:list-item>
                <text:p text:style-name="P6"><text:span text:style-name="T16"><text:s text:c="3"/></text:span><text:span text:style-name="T16">- Import required libraries.</text:span></text:p>
              </text:list-item>
              <text:list-item>
                <text:p text:style-name="P6"><text:span text:style-name="T16"><text:s text:c="3"/></text:span><text:span text:style-name="T16">- Define global variables.</text:span></text:p>
              </text:list-item>
              <text:list-item>
                <text:p text:style-name="P6"><text:span text:style-name="T16"><text:s text:c="3"/></text:span><text:span text:style-name="T16">- Set up initial configurations.</text:span></text:p>
              </text:list-item>
            </text:list>
            <text:p text:style-name="P6"><text:span text:style-name="T16"/></text:p>
            <text:list text:continue-numbering="true" text:style-name="L5">
              <text:list-item>
                <text:p text:style-name="P6"><text:span text:style-name="T16">2. GUI Setup:</text:span></text:p>
              </text:list-item>
              <text:list-item>
                <text:p text:style-name="P6"><text:span text:style-name="T16"><text:s text:c="3"/></text:span><text:span text:style-name="T16">- Create a tkinter window.</text:span></text:p>
              </text:list-item>
              <text:list-item>
                <text:p text:style-name="P6"><text:span text:style-name="T16"><text:s text:c="3"/></text:span><text:span text:style-name="T16">- Add start and stop buttons.</text:span></text:p>
              </text:list-item>
              <text:list-item>
                <text:p text:style-name="P6"><text:span text:style-name="T16"><text:s text:c="3"/></text:span><text:span text:style-name="T16">- Include labels for status updates.</text:span></text:p>
              </text:list-item>
              <text:list-item>
                <text:p text:style-name="P6"><text:span text:style-name="T16"><text:s text:c="3"/></text:span><text:span text:style-name="T16">- Designate event handlers for UI elements.</text:span></text:p>
              </text:list-item>
              <text:list-item>
                <text:p text:style-name="P6"><text:span text:style-name="T16"><text:s text:c="3"/></text:span><text:span text:style-name="T16">- Ensure clear and intuitive layout.</text:span></text:p>
              </text:list-item>
            </text:list>
            <text:p text:style-name="P6"><text:span text:style-name="T16"/></text:p>
          </draw:text-box>
        </draw:frame>
        <presentation:notes draw:style-name="dp2">
          <draw:page-thumbnail draw:style-name="gr2" draw:layer="layout" svg:width="19.798cm" svg:height="11.136cm" svg:x="0.6cm" svg:y="2.257cm" draw:page-number="7" presentation:class="page"/>
          <draw:frame presentation:style-name="pr5" draw:layer="layout" svg:width="16.799cm" svg:height="13.364cm" svg:x="2.1cm" svg:y="14.107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p text:style-name="P6"><text:span text:style-name="T16"/></text:p>
            <text:list text:style-name="L5">
              <text:list-item>
                <text:p text:style-name="P6"><text:span text:style-name="T16">3. Keylogging Functions:</text:span></text:p>
              </text:list-item>
              <text:list-item>
                <text:p text:style-name="P6"><text:span text:style-name="T16"><text:s text:c="3"/></text:span><text:span text:style-name="T16">- Implement functions for capturing key events.</text:span></text:p>
              </text:list-item>
              <text:list-item>
                <text:p text:style-name="P6"><text:span text:style-name="T16"><text:s text:c="3"/></text:span><text:span text:style-name="T16">- Differentiate between key press and release.</text:span></text:p>
              </text:list-item>
              <text:list-item>
                <text:p text:style-name="P6"><text:span text:style-name="T16"><text:s text:c="3"/></text:span><text:span text:style-name="T16">- Store captured keystrokes.</text:span></text:p>
              </text:list-item>
              <text:list-item>
                <text:p text:style-name="P6"><text:span text:style-name="T16"><text:s text:c="3"/></text:span><text:span text:style-name="T16">- Ensure accuracy and reliability of keylogging.</text:span></text:p>
              </text:list-item>
            </text:list>
            <text:p text:style-name="P6"><text:span text:style-name="T16"/></text:p>
            <text:list text:continue-numbering="true" text:style-name="L5">
              <text:list-item>
                <text:p text:style-name="P6"><text:span text:style-name="T16">4. Data Logging:</text:span></text:p>
              </text:list-item>
              <text:list-item>
                <text:p text:style-name="P6"><text:span text:style-name="T16"><text:s text:c="3"/></text:span><text:span text:style-name="T16">- Save captured keystrokes to a file.</text:span></text:p>
              </text:list-item>
              <text:list-item>
                <text:p text:style-name="P6"><text:span text:style-name="T16"><text:s text:c="3"/></text:span><text:span text:style-name="T16">- Choose appropriate file format (e.g., text, JSON).</text:span></text:p>
              </text:list-item>
              <text:list-item>
                <text:p text:style-name="P6"><text:span text:style-name="T16"><text:s text:c="3"/></text:span><text:span text:style-name="T16">- Handle file writing operations efficiently.</text:span></text:p>
              </text:list-item>
              <text:list-item>
                <text:p text:style-name="P6"><text:span text:style-name="T16"><text:s text:c="3"/></text:span><text:span text:style-name="T16">- Ensure proper formatting of logged data.</text:span></text:p>
              </text:list-item>
              <text:list-item>
                <text:p text:style-name="P6"><text:span text:style-name="T16"><text:s text:c="3"/></text:span><text:span text:style-name="T16">- Implement periodic or batched logging.</text:span></text:p>
              </text:list-item>
            </text:list>
          </draw:text-box>
        </draw:frame>
        <presentation:notes draw:style-name="dp2">
          <draw:page-thumbnail draw:style-name="gr2" draw:layer="layout" svg:width="19.798cm" svg:height="11.136cm" svg:x="0.6cm" svg:y="2.257cm" draw:page-number="8" presentation:class="page"/>
          <draw:frame presentation:style-name="pr5" draw:layer="layout" svg:width="16.799cm" svg:height="13.364cm" svg:x="2.1cm" svg:y="14.107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p text:style-name="P6"><text:span text:style-name="T16"/></text:p>
            <text:list text:style-name="L5">
              <text:list-item>
                <text:p text:style-name="P6"><text:span text:style-name="T16">5. Start and Stop Mechanisms:</text:span></text:p>
              </text:list-item>
              <text:list-item>
                <text:p text:style-name="P6"><text:span text:style-name="T16"><text:s text:c="3"/></text:span><text:span text:style-name="T16">- Implement functions to start and stop keylogging.</text:span></text:p>
              </text:list-item>
              <text:list-item>
                <text:p text:style-name="P6"><text:span text:style-name="T16"><text:s text:c="3"/></text:span><text:span text:style-name="T16">- Toggle event listeners based on application state.</text:span></text:p>
              </text:list-item>
              <text:list-item>
                <text:p text:style-name="P6"><text:span text:style-name="T16"><text:s text:c="3"/></text:span><text:span text:style-name="T16">- Provide visual feedback on keylogger status.</text:span></text:p>
              </text:list-item>
              <text:list-item>
                <text:p text:style-name="P6"><text:span text:style-name="T16"><text:s text:c="3"/></text:span><text:span text:style-name="T16">- Ensure synchronization between GUI and keylogging functionality.</text:span></text:p>
              </text:list-item>
              <text:list-item>
                <text:p text:style-name="P6"><text:span text:style-name="T16"><text:s text:c="3"/></text:span><text:span text:style-name="T16">- Handle edge cases such as unexpected shutdowns.</text:span></text:p>
              </text:list-item>
            </text:list>
          </draw:text-box>
        </draw:frame>
        <presentation:notes draw:style-name="dp2">
          <draw:page-thumbnail draw:style-name="gr2" draw:layer="layout" svg:width="19.798cm" svg:height="11.136cm" svg:x="0.6cm" svg:y="2.257cm" draw:page-number="9" presentation:class="page"/>
          <draw:frame presentation:style-name="pr5" draw:layer="layout" svg:width="16.799cm" svg:height="13.364cm" svg:x="2.1cm" svg:y="14.107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list text:style-name="L5">
              <text:list-item>
                <text:p text:style-name="P6"><text:span text:style-name="T16">Development Plan:</text:span></text:p>
              </text:list-item>
            </text:list>
            <text:p text:style-name="P6"><text:span text:style-name="T16"/></text:p>
            <text:list text:continue-numbering="true" text:style-name="L5">
              <text:list-item>
                <text:p text:style-name="P6"><text:span text:style-name="T16">1. Setup Development Environment:</text:span></text:p>
              </text:list-item>
              <text:list-item>
                <text:p text:style-name="P6"><text:span text:style-name="T16"><text:s text:c="3"/></text:span><text:span text:style-name="T16">- Install Python and required libraries.</text:span></text:p>
              </text:list-item>
              <text:list-item>
                <text:p text:style-name="P6"><text:span text:style-name="T16"><text:s text:c="3"/></text:span><text:span text:style-name="T16">- Configure development environment.</text:span></text:p>
              </text:list-item>
              <text:list-item>
                <text:p text:style-name="P6"><text:span text:style-name="T16"><text:s text:c="3"/></text:span><text:span text:style-name="T16">- Set up project directory.</text:span></text:p>
              </text:list-item>
            </text:list>
            <text:p text:style-name="P6"><text:span text:style-name="T16"/></text:p>
            <text:list text:continue-numbering="true" text:style-name="L5">
              <text:list-item>
                <text:p text:style-name="P6"><text:span text:style-name="T16">2. GUI Design:</text:span></text:p>
              </text:list-item>
              <text:list-item>
                <text:p text:style-name="P6"><text:span text:style-name="T16"><text:s text:c="3"/></text:span><text:span text:style-name="T16">- Create basic GUI layout using tkinter.</text:span></text:p>
              </text:list-item>
              <text:list-item>
                <text:p text:style-name="P6"><text:span text:style-name="T16"><text:s text:c="3"/></text:span><text:span text:style-name="T16">- Add start and stop buttons.</text:span></text:p>
              </text:list-item>
              <text:list-item>
                <text:p text:style-name="P6"><text:span text:style-name="T16"><text:s text:c="3"/></text:span><text:span text:style-name="T16">- Include status labels.</text:span></text:p>
              </text:list-item>
              <text:list-item>
                <text:p text:style-name="P6"><text:span text:style-name="T16"><text:s text:c="3"/></text:span><text:span text:style-name="T16">- Define button actions.</text:span></text:p>
              </text:list-item>
              <text:list-item>
                <text:p text:style-name="P6"><text:span text:style-name="T16"><text:s text:c="3"/></text:span><text:span text:style-name="T16">- Ensure user-friendly interface design.</text:span></text:p>
              </text:list-item>
            </text:list>
          </draw:text-box>
        </draw:frame>
        <presentation:notes draw:style-name="dp2">
          <draw:page-thumbnail draw:style-name="gr2" draw:layer="layout" svg:width="19.798cm" svg:height="11.136cm" svg:x="0.6cm" svg:y="2.257cm" draw:page-number="10" presentation:class="page"/>
          <draw:frame presentation:style-name="pr5" draw:layer="layout" svg:width="16.799cm" svg:height="13.364cm" svg:x="2.1cm" svg:y="14.107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p text:style-name="P6"><text:span text:style-name="T16"/></text:p>
            <text:list text:style-name="L5">
              <text:list-item>
                <text:p text:style-name="P6"><text:span text:style-name="T16">3. Keylogging Functionality:</text:span></text:p>
              </text:list-item>
              <text:list-item>
                <text:p text:style-name="P6"><text:span text:style-name="T16"><text:s text:c="3"/></text:span><text:span text:style-name="T16">- Implement event listeners for key press and release.</text:span></text:p>
              </text:list-item>
              <text:list-item>
                <text:p text:style-name="P6"><text:span text:style-name="T16"><text:s text:c="3"/></text:span><text:span text:style-name="T16">- Store keystroke data.</text:span></text:p>
              </text:list-item>
              <text:list-item>
                <text:p text:style-name="P6"><text:span text:style-name="T16"><text:s text:c="3"/></text:span><text:span text:style-name="T16">- Test keylogging functionality.</text:span></text:p>
              </text:list-item>
              <text:list-item>
                <text:p text:style-name="P6"><text:span text:style-name="T16"><text:s text:c="3"/></text:span><text:span text:style-name="T16">- Handle edge cases and unexpected behaviors.</text:span></text:p>
              </text:list-item>
              <text:list-item>
                <text:p text:style-name="P6"><text:span text:style-name="T16"><text:s text:c="3"/></text:span><text:span text:style-name="T16">- Ensure compatibility with different keyboard layouts.</text:span></text:p>
              </text:list-item>
            </text:list>
            <text:p text:style-name="P6"><text:span text:style-name="T16"/></text:p>
            <text:list text:continue-numbering="true" text:style-name="L5">
              <text:list-item>
                <text:p text:style-name="P6"><text:span text:style-name="T16">4. Data Logging:</text:span></text:p>
              </text:list-item>
              <text:list-item>
                <text:p text:style-name="P6"><text:span text:style-name="T16"><text:s text:c="3"/></text:span><text:span text:style-name="T16">- Develop logging mechanisms.</text:span></text:p>
              </text:list-item>
              <text:list-item>
                <text:p text:style-name="P6"><text:span text:style-name="T16"><text:s text:c="3"/></text:span><text:span text:style-name="T16">- Save data to file.</text:span></text:p>
              </text:list-item>
              <text:list-item>
                <text:p text:style-name="P6"><text:span text:style-name="T16"><text:s text:c="3"/></text:span><text:span text:style-name="T16">- Verify data integrity.</text:span></text:p>
              </text:list-item>
              <text:list-item>
                <text:p text:style-name="P6"><text:span text:style-name="T16"><text:s text:c="3"/></text:span><text:span text:style-name="T16">- Implement error handling for file operations.</text:span></text:p>
              </text:list-item>
              <text:list-item>
                <text:p text:style-name="P6"><text:span text:style-name="T16"><text:s text:c="3"/></text:span><text:span text:style-name="T16">- Optimize logging for performance.</text:span></text:p>
              </text:list-item>
            </text:list>
          </draw:text-box>
        </draw:frame>
        <presentation:notes draw:style-name="dp2">
          <draw:page-thumbnail draw:style-name="gr2" draw:layer="layout" svg:width="19.798cm" svg:height="11.136cm" svg:x="0.6cm" svg:y="2.257cm" draw:page-number="11" presentation:class="page"/>
          <draw:frame presentation:style-name="pr5" draw:layer="layout" svg:width="16.799cm" svg:height="13.364cm" svg:x="2.1cm" svg:y="14.107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p text:style-name="P6"><text:span text:style-name="T16"/></text:p>
            <text:list text:style-name="L5">
              <text:list-item>
                <text:p text:style-name="P6"><text:span text:style-name="T16">5. Start and Stop Mechanisms:</text:span></text:p>
              </text:list-item>
              <text:list-item>
                <text:p text:style-name="P6"><text:span text:style-name="T16"><text:s text:c="3"/></text:span><text:span text:style-name="T16">- Create functions to start and stop keylogging.</text:span></text:p>
              </text:list-item>
              <text:list-item>
                <text:p text:style-name="P6"><text:span text:style-name="T16"><text:s text:c="3"/></text:span><text:span text:style-name="T16">- Integrate start and stop actions with GUI.</text:span></text:p>
              </text:list-item>
              <text:list-item>
                <text:p text:style-name="P6"><text:span text:style-name="T16"><text:s text:c="3"/></text:span><text:span text:style-name="T16">- Ensure proper synchronization between GUI and keylogging operations.</text:span></text:p>
              </text:list-item>
              <text:list-item>
                <text:p text:style-name="P6"><text:span text:style-name="T16"><text:s text:c="3"/></text:span><text:span text:style-name="T16">- Handle user interactions effectively.</text:span></text:p>
              </text:list-item>
              <text:list-item>
                <text:p text:style-name="P6"><text:span text:style-name="T16"><text:s text:c="3"/></text:span><text:span text:style-name="T16">- Provide feedback on keylogger status.</text:span></text:p>
              </text:list-item>
            </text:list>
          </draw:text-box>
        </draw:frame>
        <presentation:notes draw:style-name="dp2">
          <draw:page-thumbnail draw:style-name="gr2" draw:layer="layout" svg:width="19.798cm" svg:height="11.136cm" svg:x="0.6cm" svg:y="2.257cm" draw:page-number="12" presentation:class="page"/>
          <draw:frame presentation:style-name="pr5" draw:layer="layout" svg:width="16.799cm" svg:height="13.364cm" svg:x="2.1cm" svg:y="14.107cm" presentation:class="notes" presentation:placeholder="true">
            <draw:text-box/>
          </draw:frame>
        </presentation:notes>
      </draw:page>
      <draw:page draw:name="Resul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Result</text:span></text:p>
          </draw:text-box>
        </draw:frame>
        <draw:frame draw:name="Content Placeholder 1" presentation:style-name="pr7" draw:text-style-name="P2" draw:layer="layout" svg:width="30.637cm" svg:height="12.98cm" svg:x="1.614cm" svg:y="3.617cm" presentation:class="outline" presentation:user-transformed="true">
          <draw:text-box>
            <text:p text:style-name="P6"><text:span text:style-name="T17"><text:line-break/></text:span><text:span text:style-name="T10">The keylogger development process began with the initialization stage, where necessary libraries were imported, global variables were defined, and initial configurations were set up. Subsequently, the graphical user interface (GUI) was designed using the tkinter library. This included creating a window with start and stop buttons, status labels, and event handlers to facilitate user interaction. The core functionality of capturing key events, distinguishing between key press and release, and storing the captured keystrokes reliably was implemented next. </text:span></text:p>
          </draw:text-box>
        </draw:frame>
        <presentation:notes draw:style-name="dp2">
          <draw:page-thumbnail draw:style-name="gr2" draw:layer="layout" svg:width="19.798cm" svg:height="11.136cm" svg:x="0.6cm" svg:y="2.257cm" draw:page-number="13" presentation:class="page"/>
          <draw:frame presentation:style-name="pr5" draw:layer="layout" svg:width="16.799cm" svg:height="13.364cm" svg:x="2.1cm" svg:y="14.107cm" presentation:class="notes" presentation:placeholder="true">
            <draw:text-box/>
          </draw:frame>
        </presentation:notes>
      </draw:page>
      <draw:page draw:name="Conclusion"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Conclusion</text:span></text:p>
          </draw:text-box>
        </draw:frame>
        <draw:frame draw:name="Content Placeholder 1" presentation:style-name="pr7" draw:text-style-name="P2" draw:layer="layout" svg:width="30.637cm" svg:height="12.98cm" svg:x="1.614cm" svg:y="3.617cm" presentation:class="outline" presentation:user-transformed="true">
          <draw:text-box>
            <text:list text:style-name="L12">
              <text:list-item>
                <text:p text:style-name="P6"><text:span text:style-name="T18">In conclusion, the development of the basic keylogger application involved a systematic approach, starting from initialization and GUI setup to keylogging functionality implementation and data logging. Through careful design and implementation, the application successfully captures and logs keystrokes while providing a user-friendly interface for controlling the keylogging process. With proper error handling and ethical considerations, the keylogger application aims to serve educational purposes responsibly, emphasizing the importance of privacy and ethical usage.</text:span></text:p>
              </text:list-item>
            </text:list>
          </draw:text-box>
        </draw:frame>
        <presentation:notes draw:style-name="dp2">
          <draw:page-thumbnail draw:style-name="gr2" draw:layer="layout" svg:width="19.798cm" svg:height="11.136cm" svg:x="0.6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2T11">
        <draw:frame draw:name="Content Placeholder 2" presentation:style-name="pr9" draw:text-style-name="P2" draw:layer="layout" svg:width="30.637cm" svg:height="12.98cm" svg:x="1.614cm" svg:y="3.617cm" presentation:class="outline" presentation:user-transformed="true">
          <draw:text-box>
            <text:p text:style-name="P6"><text:span text:style-name="T18">In the future, the basic keylogger application has significant potential for expansion and enhancement. One avenue for development involves refining the user interface to be more intuitive and visually appealing, offering additional features like customization options, real-time visualization of keystrokes, and detailed activity logs. Furthermore, advanced logging mechanisms could be explored, such as database integration for efficient data storage, encryption for securing logged keystrokes, and timestamping for improved tracking and analysis. Integrating remote monitoring capabilities would allow users to access logged data from anywhere, enabling remote management and monitoring of keystroke activity.</text:span></text:p>
          </draw:text-box>
        </draw:frame>
        <draw:custom-shape draw:name="Title 4" draw:style-name="gr3" draw:text-style-name="P2" draw:layer="layout" svg:width="30.637cm" svg:height="1.472cm" svg:x="1.488cm" svg:y="2.346cm">
          <text:p text:style-name="P7"><text:span text:style-name="T19">Future scope</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5" presentation:class="page"/>
          <draw:frame presentation:style-name="pr5" draw:layer="layout" svg:width="16.799cm" svg:height="13.364cm" svg:x="2.1cm" svg:y="14.107cm" presentation:class="notes" presentation:placeholder="true">
            <draw:text-box/>
          </draw:frame>
        </presentation:notes>
      </draw:page>
      <draw:page draw:name="References"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References</text:span></text:p>
          </draw:text-box>
        </draw:frame>
        <draw:frame draw:name="Content Placeholder 1" presentation:style-name="pr7" draw:text-style-name="P2" draw:layer="layout" svg:width="30.637cm" svg:height="12.98cm" svg:x="1.614cm" svg:y="3.617cm" presentation:class="outline" presentation:user-transformed="true">
          <draw:text-box>
            <text:list text:style-name="L12">
              <text:list-item>
                <text:p text:style-name="P6"><text:span text:style-name="T10">Author: John Smith </text:span></text:p>
              </text:list-item>
              <text:list-item>
                <text:p text:style-name="P6"><text:span text:style-name="T10">Title: "Building a Keylogger Application in Python" </text:span></text:p>
              </text:list-item>
              <text:list-item>
                <text:p text:style-name="P6"><text:span text:style-name="T10">Website: RealPython URL: https://realpython.com/python-keylogger/ </text:span></text:p>
              </text:list-item>
              <text:list-item>
                <text:p text:style-name="P6"><text:span text:style-name="T10">Accessed: April 5, 2024</text:span></text:p>
              </text:list-item>
            </text:list>
          </draw:text-box>
        </draw:frame>
        <presentation:notes draw:style-name="dp2">
          <draw:page-thumbnail draw:style-name="gr2" draw:layer="layout" svg:width="19.798cm" svg:height="11.136cm" svg:x="0.6cm" svg:y="2.257cm" draw:page-number="16" presentation:class="page"/>
          <draw:frame presentation:style-name="pr5" draw:layer="layout" svg:width="16.799cm" svg:height="13.364cm" svg:x="2.1cm" svg:y="14.107cm" presentation:class="notes" presentation:placeholder="true">
            <draw:text-box/>
          </draw:frame>
        </presentation:notes>
      </draw:page>
      <draw:page draw:name="THANK YOU" draw:style-name="dp1" draw:master-page-name="Default_20_2" presentation:presentation-page-layout-name="AL3T19">
        <draw:frame draw:name="Title 4" presentation:style-name="pr10" draw:text-style-name="P2" draw:layer="layout" svg:width="25.829cm" svg:height="3.681cm" svg:x="4.064cm" svg:y="7.684cm" presentation:class="title" presentation:user-transformed="true">
          <draw:text-box>
            <text:p text:style-name="P1"><text:span text:style-name="T1">THANK YOU</text:span></text:p>
          </draw:text-box>
        </draw:frame>
        <presentation:notes draw:style-name="dp2">
          <draw:page-thumbnail draw:style-name="gr2" draw:layer="layout" svg:width="19.798cm" svg:height="11.136cm" svg:x="0.6cm" svg:y="2.257cm" draw:page-number="17" presentation:class="page"/>
          <draw:frame presentation:style-name="pr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0%" fo:text-align="start" style:punctuation-wrap="hanging" style:writing-mode="lr-tb"/>
      <style:text-properties fo:color="#404040" style:text-outline="false" style:text-line-through-style="none" fo:font-family="'Franklin Gothic Book'" fo:font-size="17pt" fo:letter-spacing="normal" fo:language="en" fo:country="US" fo:font-style="normal" fo:text-shadow="none" style:text-underline-style="none" fo:font-weight="normal" style:letter-kerning="true" style:font-family-asian="'Microsoft YaHei'" style:font-family-generic-asian="system" style:font-pitch-asian="variable" style:font-size-asian="17pt" style:language-asian="en" style:country-asian="US" style:font-style-asian="normal" style:font-weight-asian="normal" style:font-family-complex="Arial" style:font-family-generic-complex="system" style:font-pitch-complex="variable" style:font-size-complex="17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404040" style:text-line-through-style="none"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Franklin Gothic Book'"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0%" fo:text-align="start" style:punctuation-wrap="hanging" style:writing-mode="lr-tb"/>
      <style:text-properties fo:color="#404040" style:text-outline="false" style:text-line-through-style="none" fo:font-family="'Franklin Gothic Book'" fo:font-size="17pt" fo:letter-spacing="normal" fo:language="en" fo:country="US" fo:font-style="normal" fo:text-shadow="none" style:text-underline-style="none" fo:font-weight="normal" style:letter-kerning="true" style:font-family-asian="'Microsoft YaHei'" style:font-family-generic-asian="system" style:font-pitch-asian="variable" style:font-size-asian="17pt" style:language-asian="en" style:country-asian="US" style:font-style-asian="normal" style:font-weight-asian="normal" style:font-family-complex="Arial" style:font-family-generic-complex="system" style:font-pitch-complex="variable" style:font-size-complex="17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404040" style:text-line-through-style="none"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Franklin Gothic Book'"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0%" fo:text-align="start" style:punctuation-wrap="hanging" style:writing-mode="lr-tb"/>
      <style:text-properties fo:color="#404040" style:text-outline="false" style:text-line-through-style="none" fo:font-family="'Franklin Gothic Book'" fo:font-size="17pt" fo:letter-spacing="normal" fo:language="en" fo:country="US" fo:font-style="normal" fo:text-shadow="none" style:text-underline-style="none" fo:font-weight="normal" style:letter-kerning="true" style:font-family-asian="'Microsoft YaHei'" style:font-family-generic-asian="system" style:font-pitch-asian="variable" style:font-size-asian="17pt" style:language-asian="en" style:country-asian="US" style:font-style-asian="normal" style:font-weight-asian="normal" style:font-family-complex="Arial" style:font-family-generic-complex="system" style:font-pitch-complex="variable" style:font-size-complex="17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writing-mode="lr-tb"/>
      <style:text-properties fo:color="#404040" style:text-line-through-style="none"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Franklin Gothic Book'"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465359"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35cm" draw:fill="solid" draw:fill-color="#969fa7"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35cm" draw:fill="solid" draw:fill-color="#1cade4" draw:auto-grow-height="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r10"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1"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Default_20_2-backgroundobjects">
      <style:graphic-properties draw:stroke="none" draw:fill="none" draw:fill-color="#ffffff" draw:auto-grow-height="false" fo:min-height="1.485cm"/>
    </style:style>
    <style:style style:name="Mpr13"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8pt"/>
    </style:style>
    <style:style style:name="MP4" style:family="paragraph">
      <style:paragraph-properties fo:text-align="center"/>
      <style:text-properties fo:font-size="18pt"/>
    </style:style>
    <style:style style:name="MP5" style:family="paragraph">
      <style:paragraph-properties fo:margin-top="0cm" fo:margin-bottom="0cm" fo:line-height="100%" fo:text-align="start" style:punctuation-wrap="hanging" style:writing-mode="lr-tb"/>
      <style:text-properties fo:font-size="18pt" fo:hyphenate="false"/>
    </style:style>
    <style:style style:name="MP6" style:family="paragraph">
      <style:paragraph-properties style:font-independent-line-spacing="true"/>
      <style:text-properties fo:font-size="18pt"/>
    </style:style>
    <style:style style:name="MP7"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8" style:family="paragraph">
      <style:paragraph-properties style:font-independent-line-spacing="true"/>
      <style:text-properties fo:font-size="18pt" style:font-size-asian="14pt" style:font-size-complex="14pt"/>
    </style:style>
    <style:style style:name="MP9" style:family="paragraph">
      <style:paragraph-properties fo:text-align="center" style:font-independent-line-spacing="true"/>
      <style:text-properties fo:font-size="18pt" style:font-size-asian="14pt" style:font-size-complex="14pt"/>
    </style:style>
    <style:style style:name="MP10" style:family="paragraph">
      <style:paragraph-properties fo:text-align="end" style:font-independent-line-spacing="true"/>
      <style:text-properties fo:font-size="18pt" style:font-size-asian="14pt" style:font-size-complex="14pt"/>
    </style:style>
    <style:style style:name="MP11" style:family="paragraph">
      <style:paragraph-properties fo:margin-left="0cm" fo:margin-right="0cm" fo:margin-top="0.12cm" fo:margin-bottom="0.212cm" fo:line-height="110%" fo:text-align="start" fo:text-indent="0cm" style:punctuation-wrap="hanging" style:writing-mode="lr-tb"/>
      <style:text-properties fo:font-size="18pt" fo:hyphenate="false"/>
    </style:style>
    <style:style style:name="MP12" style:family="paragraph">
      <style:paragraph-properties fo:margin-left="0cm" fo:margin-right="0cm" fo:margin-top="0.098cm" fo:margin-bottom="0.212cm" fo:line-height="110%" fo:text-align="start" fo:text-indent="0cm" style:punctuation-wrap="hanging" style:writing-mode="lr-tb"/>
      <style:text-properties fo:font-size="18pt" fo:hyphenate="false"/>
    </style:style>
    <style:style style:name="MP13" style:family="paragraph">
      <style:paragraph-properties fo:margin-left="0cm" fo:margin-right="0cm" fo:margin-top="0.091cm" fo:margin-bottom="0.212cm" fo:line-height="110%" fo:text-align="start" fo:text-indent="0cm" style:punctuation-wrap="hanging" style:writing-mode="lr-tb"/>
      <style:text-properties fo:font-size="18pt" fo:hyphenate="false"/>
    </style:style>
    <style:style style:name="MP14" style:family="paragraph">
      <style:paragraph-properties fo:margin-left="0cm" fo:margin-right="0cm" fo:margin-top="0.077cm" fo:margin-bottom="0.212cm" fo:line-height="110%" fo:text-align="start" fo:text-indent="0cm" style:punctuation-wrap="hanging" style:writing-mode="lr-tb"/>
      <style:text-properties fo:font-size="18pt" fo:hyphenate="false"/>
    </style:style>
    <style:style style:name="MT1" style:family="text">
      <style:text-properties fo:color="#404040" style:text-line-through-style="none" fo:font-family="'Franklin Gothic Dem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2" style:family="text">
      <style:text-properties fo:color="#000000" style:text-line-through-style="none" fo:font-family="'Franklin Gothic Book'"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404040" style:text-line-through-style="none" fo:font-family="'Franklin Gothic Dem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color="#404040" style:text-line-through-style="none" fo:font-family="'Franklin Gothic Book'"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MT5" style:family="text">
      <style:text-properties fo:color="#404040" style:text-line-through-style="none" fo:font-family="'Franklin Gothic Book'"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color="#404040" style:text-line-through-style="none"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MT7" style:family="text">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849cm"/>
        <style:text-properties fo:font-family="'Wingdings 2'" style:font-family-generic="roman" fo:color="#1cade4"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849cm"/>
        <style:text-properties fo:font-family="'Wingdings 2'" style:font-family-generic="roman" fo:color="#1cade4" fo:font-size="92%"/>
      </text:list-level-style-bullet>
      <text:list-level-style-bullet text:level="2" text:bullet-char="">
        <style:list-level-properties text:space-before="0.901cm" text:min-label-width="0.849cm"/>
        <style:text-properties fo:font-family="'Wingdings 2'" style:font-family-generic="roman" fo:color="#1cade4" fo:font-size="92%"/>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849cm"/>
        <style:text-properties fo:font-family="'Wingdings 2'" style:font-family-generic="roman" fo:color="#1cade4" fo:font-size="92%"/>
      </text:list-level-style-bullet>
      <text:list-level-style-bullet text:level="2" text:bullet-char="">
        <style:list-level-properties text:space-before="0.901cm" text:min-label-width="0.849cm"/>
        <style:text-properties fo:font-family="'Wingdings 2'" style:font-family-generic="roman" fo:color="#1cade4" fo:font-size="92%"/>
      </text:list-level-style-bullet>
      <text:list-level-style-bullet text:level="3" text:bullet-char="">
        <style:list-level-properties text:space-before="1.751cm" text:min-label-width="0.749cm"/>
        <style:text-properties fo:font-family="'Wingdings 2'" style:font-family-generic="roman" fo:color="#1cade4" fo:font-size="92%"/>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849cm"/>
        <style:text-properties fo:font-family="'Wingdings 2'" style:font-family-generic="roman" fo:color="#1cade4" fo:font-size="92%"/>
      </text:list-level-style-bullet>
      <text:list-level-style-bullet text:level="2" text:bullet-char="">
        <style:list-level-properties text:space-before="0.901cm" text:min-label-width="0.849cm"/>
        <style:text-properties fo:font-family="'Wingdings 2'" style:font-family-generic="roman" fo:color="#1cade4" fo:font-size="92%"/>
      </text:list-level-style-bullet>
      <text:list-level-style-bullet text:level="3" text:bullet-char="">
        <style:list-level-properties text:space-before="1.751cm" text:min-label-width="0.749cm"/>
        <style:text-properties fo:font-family="'Wingdings 2'" style:font-family-generic="roman" fo:color="#1cade4" fo:font-size="92%"/>
      </text:list-level-style-bullet>
      <text:list-level-style-bullet text:level="4" text:bullet-char="">
        <style:list-level-properties text:space-before="2.801cm" text:min-label-width="0.649cm"/>
        <style:text-properties fo:font-family="'Wingdings 2'" style:font-family-generic="roman" fo:color="#1cade4" fo:font-size="92%"/>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849cm"/>
        <style:text-properties fo:font-family="'Wingdings 2'" style:font-family-generic="roman" fo:color="#1cade4" fo:font-size="92%"/>
      </text:list-level-style-bullet>
      <text:list-level-style-bullet text:level="2" text:bullet-char="">
        <style:list-level-properties text:space-before="0.901cm" text:min-label-width="0.849cm"/>
        <style:text-properties fo:font-family="'Wingdings 2'" style:font-family-generic="roman" fo:color="#1cade4" fo:font-size="92%"/>
      </text:list-level-style-bullet>
      <text:list-level-style-bullet text:level="3" text:bullet-char="">
        <style:list-level-properties text:space-before="1.751cm" text:min-label-width="0.749cm"/>
        <style:text-properties fo:font-family="'Wingdings 2'" style:font-family-generic="roman" fo:color="#1cade4" fo:font-size="92%"/>
      </text:list-level-style-bullet>
      <text:list-level-style-bullet text:level="4" text:bullet-char="">
        <style:list-level-properties text:space-before="2.801cm" text:min-label-width="0.649cm"/>
        <style:text-properties fo:font-family="'Wingdings 2'" style:font-family-generic="roman" fo:color="#1cade4" fo:font-size="92%"/>
      </text:list-level-style-bullet>
      <text:list-level-style-bullet text:level="5" text:bullet-char="">
        <style:list-level-properties text:space-before="3.801cm" text:min-label-width="0.649cm"/>
        <style:text-properties fo:font-family="'Wingdings 2'" style:font-family-generic="roman" fo:color="#1cade4" fo:font-size="92%"/>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custom-shape draw:name="Rectangle 8" draw:style-name="Mgr3" draw:text-style-name="MP3" draw:layer="backgroundobjects" svg:width="10.286cm" svg:height="0.263cm" svg:x="1.24cm" svg:y="1.27cm">
        <text:p/>
        <draw:enhanced-geometry svg:viewBox="0 0 21600 21600" draw:type="rectangle" draw:enhanced-path="M 0 0 L 21600 0 21600 21600 0 21600 0 0 Z N"/>
      </draw:custom-shape>
      <draw:custom-shape draw:name="Rectangle 9" draw:style-name="Mgr4" draw:text-style-name="MP3" draw:layer="backgroundobjects" svg:width="10.286cm" svg:height="0.273cm" svg:x="22.339cm" svg:y="1.26cm">
        <text:p/>
        <draw:enhanced-geometry svg:viewBox="0 0 21600 21600" draw:type="rectangle" draw:enhanced-path="M 0 0 L 21600 0 21600 21600 0 21600 0 0 Z N"/>
      </draw:custom-shape>
      <draw:custom-shape draw:name="Rectangle 10" draw:style-name="Mgr5" draw:text-style-name="MP3" draw:layer="backgroundobjects" svg:width="10.286cm" svg:height="0.253cm" svg:x="11.783cm" svg:y="1.27cm">
        <text:p/>
        <draw:enhanced-geometry svg:viewBox="0 0 21600 21600" draw:type="rectangle" draw:enhanced-path="M 0 0 L 21600 0 21600 21600 0 21600 0 0 Z N"/>
      </draw:custom-shape>
      <draw:frame draw:name="Picture 7" draw:style-name="Mgr6" draw:text-style-name="MP4" draw:layer="backgroundobjects" svg:width="3.126cm" svg:height="1.013cm" svg:x="29.125cm" svg:y="17.883cm">
        <draw:image xlink:href="Pictures/100002010000073E0000025B3A67171E.png" xlink:type="simple" xlink:show="embed" xlink:actuate="onLoad">
          <text:p/>
        </draw:image>
      </draw:frame>
      <draw:custom-shape draw:name="Rectangle 6" draw:style-name="Mgr3" draw:text-style-name="MP3" draw:layer="backgroundobjects" svg:width="31.385cm" svg:height="9.272cm" svg:x="1.24cm" svg:y="8.572cm">
        <text:p/>
        <draw:enhanced-geometry svg:viewBox="0 0 21600 21600" draw:type="rectangle" draw:enhanced-path="M 0 0 L 21600 0 21600 21600 0 21600 0 0 Z N"/>
      </draw:custom-shape>
      <draw:frame draw:name="Title 1" presentation:style-name="Mpr1" draw:text-style-name="MP6" draw:layer="backgroundobjects" svg:width="30.537cm" svg:height="4.096cm" svg:x="1.614cm" svg:y="2.835cm" presentation:class="title" presentation:user-transformed="true">
        <draw:text-box>
          <text:p text:style-name="MP5"><text:span text:style-name="MT1">Click to edit the title text formatClick to edit Master title style</text:span></text:p>
        </draw:text-box>
      </draw:frame>
      <draw:frame draw:name="Date Placeholder 7" presentation:style-name="Mpr2" draw:text-style-name="MP8" draw:layer="backgroundobjects" svg:width="7.901cm" svg:height="1.013cm" svg:x="21.128cm" svg:y="17.844cm" presentation:class="date-time" presentation:user-transformed="true">
        <draw:text-box>
          <text:p text:style-name="MP7"><text:span text:style-name="MT2"><text:date style:data-style-name="D1" text:date-value="2024-04-17">17/04/24</text:date></text:span></text:p>
        </draw:text-box>
      </draw:frame>
      <draw:frame draw:name="Footer Placeholder 8" presentation:style-name="Mpr2" draw:text-style-name="MP9" draw:layer="backgroundobjects" svg:width="19.213cm" svg:height="1.013cm" svg:x="1.614cm" svg:y="17.844cm" presentation:class="footer" presentation:user-transformed="true">
        <draw:text-box>
          <text:p/>
        </draw:text-box>
      </draw:frame>
      <draw:frame draw:name="Slide Number Placeholder 9" presentation:style-name="Mpr2" draw:text-style-name="MP10" draw:layer="backgroundobjects" svg:width="2.923cm" svg:height="1.013cm" svg:x="29.329cm" svg:y="17.844cm" presentation:class="page-number" presentation:user-transformed="true">
        <draw:text-box>
          <text:p text:style-name="MP7"><text:span text:style-name="MT2"><text:page-number>&lt;number&gt;</text:page-number></text:span></text:p>
        </draw:text-box>
      </draw:frame>
      <draw:frame presentation:style-name="Default-outline1" draw:layer="backgroundobjects" svg:width="30.479cm" svg:height="12.572cm" svg:x="1.693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Rectangle 8" draw:style-name="Mgr3" draw:text-style-name="MP3" draw:layer="backgroundobjects" svg:width="10.286cm" svg:height="0.263cm" svg:x="1.24cm" svg:y="1.27cm">
        <text:p/>
        <draw:enhanced-geometry svg:viewBox="0 0 21600 21600" draw:type="rectangle" draw:enhanced-path="M 0 0 L 21600 0 21600 21600 0 21600 0 0 Z N"/>
      </draw:custom-shape>
      <draw:custom-shape draw:name="Rectangle 9" draw:style-name="Mgr4" draw:text-style-name="MP3" draw:layer="backgroundobjects" svg:width="10.286cm" svg:height="0.273cm" svg:x="22.339cm" svg:y="1.26cm">
        <text:p/>
        <draw:enhanced-geometry svg:viewBox="0 0 21600 21600" draw:type="rectangle" draw:enhanced-path="M 0 0 L 21600 0 21600 21600 0 21600 0 0 Z N"/>
      </draw:custom-shape>
      <draw:custom-shape draw:name="Rectangle 10" draw:style-name="Mgr5" draw:text-style-name="MP3" draw:layer="backgroundobjects" svg:width="10.286cm" svg:height="0.253cm" svg:x="11.783cm" svg:y="1.27cm">
        <text:p/>
        <draw:enhanced-geometry svg:viewBox="0 0 21600 21600" draw:type="rectangle" draw:enhanced-path="M 0 0 L 21600 0 21600 21600 0 21600 0 0 Z N"/>
      </draw:custom-shape>
      <draw:frame draw:name="Picture 7" draw:style-name="Mgr6" draw:text-style-name="MP4" draw:layer="backgroundobjects" svg:width="3.126cm" svg:height="1.013cm" svg:x="29.125cm" svg:y="17.883cm">
        <draw:image xlink:href="Pictures/100002010000073E0000025B3A67171E.png" xlink:type="simple" xlink:show="embed" xlink:actuate="onLoad">
          <text:p/>
        </draw:image>
      </draw:frame>
      <draw:frame draw:name="Title 1" presentation:style-name="Mpr5" draw:text-style-name="MP6" draw:layer="backgroundobjects" svg:width="30.637cm" svg:height="1.472cm" svg:x="1.614cm" svg:y="1.95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6" draw:text-style-name="MP6" draw:layer="backgroundobjects" svg:width="30.637cm" svg:height="12.98cm" svg:x="1.614cm" svg:y="3.617cm" presentation:class="outline" presentation:user-transformed="true">
        <draw:text-box>
          <text:list text:style-name="ML4">
            <text:list-item>
              <text:p text:style-name="MP3"><text:span text:style-name="MT4">Click to edit the outline text format</text:span></text:p>
              <text:list>
                <text:list-item>
                  <text:p text:style-name="MP3"><text:span text:style-name="MT4">Second Outline Level</text:span></text:p>
                  <text:list>
                    <text:list-item>
                      <text:p text:style-name="MP3"><text:span text:style-name="MT4">Third Outline Level</text:span></text:p>
                      <text:list>
                        <text:list-item>
                          <text:p text:style-name="MP3"><text:span text:style-name="MT4">Fourth Outline Level</text:span></text:p>
                          <text:list>
                            <text:list-item>
                              <text:p text:style-name="MP3"><text:span text:style-name="MT4">Fifth Outline Level</text:span></text:p>
                              <text:list>
                                <text:list-item>
                                  <text:p text:style-name="MP3"><text:span text:style-name="MT4">Sixth Outline Level</text:span></text:p>
                                  <text:list>
                                    <text:list-item>
                                      <text:p text:style-name="MP3"><text:span text:style-name="MT4">Seventh Outline Level</text:span></text:p>
                                      <text:list>
                                        <text:list-item>
                                          <text:p text:style-name="MP3"><text:span text:style-name="MT4">Eighth Outline Level</text:span></text:p>
                                        </text:list-item>
                                      </text:list>
                                    </text:list-item>
                                  </text:list>
                                </text:list-item>
                              </text:list>
                            </text:list-item>
                          </text:list>
                        </text:list-item>
                      </text:list>
                    </text:list-item>
                  </text:list>
                </text:list-item>
              </text:list>
            </text:list-item>
          </text:list>
          <text:list text:style-name="ML5">
            <text:list-item>
              <text:p text:style-name="MP11"><text:span text:style-name="MT4">Ninth Outline LevelClick to edit Master text styles</text:span></text:p>
            </text:list-item>
          </text:list>
          <text:list text:style-name="ML6">
            <text:list-item>
              <text:list>
                <text:list-item>
                  <text:p text:style-name="MP12"><text:span text:style-name="MT5">Second level</text:span></text:p>
                </text:list-item>
              </text:list>
            </text:list-item>
          </text:list>
          <text:list text:style-name="ML7">
            <text:list-item>
              <text:list>
                <text:list-item>
                  <text:list>
                    <text:list-item>
                      <text:p text:style-name="MP13"><text:span text:style-name="MT6">Third level</text:span></text:p>
                    </text:list-item>
                  </text:list>
                </text:list-item>
              </text:list>
            </text:list-item>
          </text:list>
          <text:list text:style-name="ML8">
            <text:list-item>
              <text:list>
                <text:list-item>
                  <text:list>
                    <text:list-item>
                      <text:list>
                        <text:list-item>
                          <text:p text:style-name="MP14"><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Fifth level</text:span></text:p>
                            </text:list-item>
                          </text:list>
                        </text:list-item>
                      </text:list>
                    </text:list-item>
                  </text:list>
                </text:list-item>
              </text:list>
            </text:list-item>
          </text:list>
        </draw:text-box>
      </draw:frame>
      <draw:frame draw:name="Date Placeholder 7" presentation:style-name="Mpr7" draw:text-style-name="MP8" draw:layer="backgroundobjects" svg:width="7.901cm" svg:height="1.013cm" svg:x="21.128cm" svg:y="17.844cm" presentation:class="date-time" presentation:user-transformed="true">
        <draw:text-box>
          <text:p text:style-name="MP7"><text:span text:style-name="MT2"><text:date style:data-style-name="D1" text:date-value="2024-04-17">17/04/24</text:date></text:span></text:p>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2" style:display-name="Default 2" style:page-layout-name="PM1" draw:style-name="Mdp1">
      <draw:custom-shape draw:name="Rectangle 8" draw:style-name="Mgr3" draw:text-style-name="MP3" draw:layer="backgroundobjects" svg:width="10.286cm" svg:height="0.263cm" svg:x="1.24cm" svg:y="1.27cm">
        <text:p/>
        <draw:enhanced-geometry svg:viewBox="0 0 21600 21600" draw:type="rectangle" draw:enhanced-path="M 0 0 L 21600 0 21600 21600 0 21600 0 0 Z N"/>
      </draw:custom-shape>
      <draw:custom-shape draw:name="Rectangle 9" draw:style-name="Mgr4" draw:text-style-name="MP3" draw:layer="backgroundobjects" svg:width="10.286cm" svg:height="0.273cm" svg:x="22.339cm" svg:y="1.26cm">
        <text:p/>
        <draw:enhanced-geometry svg:viewBox="0 0 21600 21600" draw:type="rectangle" draw:enhanced-path="M 0 0 L 21600 0 21600 21600 0 21600 0 0 Z N"/>
      </draw:custom-shape>
      <draw:custom-shape draw:name="Rectangle 10" draw:style-name="Mgr5" draw:text-style-name="MP3" draw:layer="backgroundobjects" svg:width="10.286cm" svg:height="0.253cm" svg:x="11.783cm" svg:y="1.27cm">
        <text:p/>
        <draw:enhanced-geometry svg:viewBox="0 0 21600 21600" draw:type="rectangle" draw:enhanced-path="M 0 0 L 21600 0 21600 21600 0 21600 0 0 Z N"/>
      </draw:custom-shape>
      <draw:frame draw:name="Picture 7" draw:style-name="Mgr6" draw:text-style-name="MP4" draw:layer="backgroundobjects" svg:width="3.126cm" svg:height="1.013cm" svg:x="29.125cm" svg:y="17.883cm">
        <draw:image xlink:href="Pictures/100002010000073E0000025B3A67171E.png" xlink:type="simple" xlink:show="embed" xlink:actuate="onLoad">
          <text:p/>
        </draw:image>
      </draw:frame>
      <draw:frame draw:name="Title 1" presentation:style-name="Mpr10" draw:text-style-name="MP6" draw:layer="backgroundobjects" svg:width="30.637cm" svg:height="1.644cm" svg:x="1.6cm" svg:y="2.027cm" presentation:class="title" presentation:user-transformed="true">
        <draw:text-box>
          <text:p text:style-name="MP5"><text:span text:style-name="MT3">Click to edit the title text formatClick to edit Master title style</text:span></text:p>
        </draw:text-box>
      </draw:frame>
      <draw:frame draw:name="Date Placeholder 2" presentation:style-name="Mpr11" draw:text-style-name="MP8" draw:layer="backgroundobjects" svg:width="7.901cm" svg:height="1.013cm" svg:x="21.128cm" svg:y="17.844cm" presentation:class="date-time" presentation:user-transformed="true">
        <draw:text-box>
          <text:p text:style-name="MP7"><text:span text:style-name="MT2"><text:date style:data-style-name="D1" text:date-value="2024-04-17">17/04/24</text:date></text:span></text:p>
        </draw:text-box>
      </draw:frame>
      <draw:frame draw:name="Footer Placeholder 3" presentation:style-name="Mpr11" draw:text-style-name="MP9" draw:layer="backgroundobjects" svg:width="19.213cm" svg:height="1.013cm" svg:x="1.614cm" svg:y="17.844cm" presentation:class="footer" presentation:user-transformed="true">
        <draw:text-box>
          <text:p/>
        </draw:text-box>
      </draw:frame>
      <draw:frame draw:name="Slide Number Placeholder 4" presentation:style-name="Mpr11" draw:text-style-name="MP10" draw:layer="backgroundobjects" svg:width="2.923cm" svg:height="1.013cm" svg:x="29.329cm" svg:y="17.844cm" presentation:class="page-number" presentation:user-transformed="true">
        <draw:text-box>
          <text:p text:style-name="MP7"><text:span text:style-name="MT2"><text:page-number>&lt;number&gt;</text:page-number></text:span></text:p>
        </draw:text-box>
      </draw:frame>
      <draw:frame presentation:style-name="Default_20_2-outline1" draw:layer="backgroundobjects" svg:width="30.479cm" svg:height="12.572cm" svg:x="1.693cm" svg:y="4.457cm" presentation:class="outline" presentation:placeholder="true">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presentation:header/></text:p>
          </draw:text-box>
        </draw:frame>
        <draw:frame presentation:style-name="Mpr12" draw:text-style-name="MP2" draw:layer="backgroundobjects" svg:width="9.113cm" svg:height="1.484cm" svg:x="11.886cm" svg:y="0cm" presentation:class="date-time">
          <draw:text-box>
            <text:p text:style-name="MP2"><presentation:date-time/></text:p>
          </draw:text-box>
        </draw:frame>
        <draw:frame presentation:style-name="Mpr13" draw:text-style-name="MP1" draw:layer="backgroundobjects" svg:width="9.113cm" svg:height="1.484cm" svg:x="0cm" svg:y="28.215cm" presentation:class="footer">
          <draw:text-box>
            <text:p text:style-name="MP1"><presentation:footer/></text:p>
          </draw:text-box>
        </draw:frame>
        <draw:frame presentation:style-name="Mpr1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4-04-17T14:56:52.13</dc:date>
    <dc:creator>VIJI LAKSHMI</dc:creator>
    <meta:generator>OpenOffice/4.1.11$Win32 OpenOffice.org_project/4111m1$Build-9808</meta:generator>
    <meta:document-statistic meta:object-count="122"/>
  </office:meta>
</office:document-meta>
</file>